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résentation PowerPoint :</text:p>
      <text:p text:style-name="Normal"/>
      <text:p text:style-name="Normal">Slide 1:</text:p>
      <text:p text:style-name="Normal">Titre: Pôle Maraude</text:p>
      <text:p text:style-name="Normal">L'une des branches essentielles de l'Association Al Ahlam est le Pôle Maraude, dédié à apporter un soutien direct aux personnes les plus vulnérables. Il s'est imposé comme un acteur incontournable de l'aide d'urgence et de la solidarité envers les plus démunis.</text:p>
      <text:p text:style-name="Normal"/>
      <text:p text:style-name="Normal">Slide 2:</text:p>
      <text:p text:style-name="Normal">Sous-titre: Pôle Maraude</text:p>
      <text:p text:style-name="Normal">Chaque rencontre, une action</text:p>
      <text:p text:style-name="Normal">Distribution de Repas Chauds : Le Pôle Maraude se mobilise pour offrir des repas chauds aux personnes vulnérables dans les rues et les quartiers défavorisés, assurant ainsi une source essentielle de nutrition.</text:p>
      <text:p text:style-name="Normal">Distribution de Kits de Survie : Initiatives pour fournir des kits d'urgence comprenant des articles essentiels tels que des couvertures, des vêtements chauds et des produits d'hygiène, visant à améliorer les conditions de vie des personnes sans abri.</text:p>
      <text:p text:style-name="Normal">Soutien Psychosocial : En plus des aides matérielles, le Pôle Maraude organise des interventions psychosociales, offrant écoute et soutien émotionnel aux personnes en situation de précarité, contribuant ainsi à restaurer la dignité et l'espoir.</text:p>
      <text:p text:style-name="Normal"/>
      <text:p text:style-name="Normal">Slide 3:</text:p>
      <text:p text:style-name="Normal">Titre: Pôle Famille</text:p>
      <text:p text:style-name="Normal">Le Pôle Famille s'engage résolument à répondre aux besoins fondamentaux des familles en situation de précarité en réalisant des colis alimentaires. Depuis ses débuts, ce pôle a construit un pilier essentiel au cœur de l'association pour soutenir les foyers confrontés à des difficultés économiques.</text:p>
      <text:p text:style-name="Normal"/>
      <text:p text:style-name="Normal">Slide 4:</text:p>
      <text:p text:style-name="Normal">Sous-titre: Pôle Famille</text:p>
      <text:soft-page-break/>
      <text:p text:style-name="Normal">La distribution de colis alimentaires par le Pôle Famille est une initiative essentielle visant à apporter un soutien direct aux familles confrontées à des difficultés économiques.</text:p>
      <text:p text:style-name="Normal">Ces colis sont composés de produits alimentaires essentiels tels que des céréales, des conserves, des produits d'hygiène, etc.</text:p>
      <text:p text:style-name="Normal">Fréquence de Distribution : Le Pôle Famille organise des distributions régulières, adaptées aux besoins des bénéficiaires. Cette fréquence peut varier en fonction des demandes et des disponibilités.</text:p>
      <text:p text:style-name="Normal"/>
      <text:p text:style-name="Normal">Slide 5:</text:p>
      <text:p text:style-name="Normal">Titre: Pôle Enfance</text:p>
      <text:p text:style-name="Normal">Le Pôle Enfance de l'Association Al Ahlam est une initiative dédiée à égayer la vie des enfants évoluant dans des conditions précaires. Depuis ses débuts, le pôle s'engage ardemment à façonner des moments uniques pour ces jeunes, reconnaissant ainsi l'importance cruciale de l'enfance.</text:p>
      <text:p text:style-name="Normal"/>
      <text:p text:style-name="Normal">Slide 6:</text:p>
      <text:p text:style-name="Normal">Sous-titre: Participation à l'action des Midis du MIE</text:p>
      <text:p text:style-name="Normal">Partage, Convivialité et Solidarité !</text:p>
      <text:p text:style-name="Normal">Chaque vendredi, nous avons le privilège de participer à l'action inspirante des Midis du MIE. Ces moments de partage autour d'un repas, de rires et de jeux de société ont créé des liens indéfectibles avec les bénéficiaires.</text:p>
      <text:p text:style-name="Normal">Rejoignez-nous pour vivre ces instants de convivialité et d'entraide qui nous enrichissent tant.</text:p>
      <text:p text:style-name="Normal"/>
      <text:p text:style-name="Normal">Slide 7:</text:p>
      <text:p text:style-name="Normal">Titre: Savez-vous ce que signifie 'Al Ahlam'?</text:p>
      <text:p text:style-name="Normal">"Al Ahlam" signifie les rêves.</text:p>
      <text:p text:style-name="Normal">Notre association a adopté ce nom avec une intention sincère : faciliter l'atteinte de meilleures conditions de vie pour tous.</text:p>
      <text:p text:style-name="Normal">Unissons nos efforts pour transformer ces rêves en réalité.</text:p>
      <text:p text:style-name="Normal"/>
      <text:soft-page-break/>
      <text:p text:style-name="Normal">Slide 8:</text:p>
      <text:p text:style-name="Normal">Titre: Notre Histoire - Quelques Dates</text:p>
      <text:p text:style-name="Normal">Fondation de l'Association : 2021</text:p>
      <text:p text:style-name="Normal">Premières Actions : 2022</text:p>
      <text:p text:style-name="Normal">Expansion des Pôles d'Action : 2023</text:p>
      <text:p text:style-name="Normal">Solidarité en Action : Ensemble pour un Avenir Plus Juste</text:p>
      <text:p text:style-name="Normal">Chez Al Ahlam, notre mission est d'offrir une main secourable à ceux qui en ont le plus besoin. De la distribution alimentaire aux activités récréatives pour les enfants dans les hôtels sociaux, en passant par le soutien aux familles défavorisées, nous agissons avec solidarité et respect de la dignité humaine. Rejoignez-nous dans notre engagement pour un monde plus solidaire.</text:p>
      <text:p text:style-name="Normal"/>
      <text:p text:style-name="Normal">Fin de la présen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cha drame</meta:initial-creator>
    <dc:creator>aicha drame</dc:creator>
    <meta:creation-date>2024-03-13T12:34:00Z</meta:creation-date>
    <dc:date>2024-03-13T12:35:00Z</dc:date>
    <meta:template xlink:href="Normal" xlink:type="simple"/>
    <meta:editing-cycles>1</meta:editing-cycles>
    <meta:editing-duration>PT60S</meta:editing-duration>
    <meta:document-statistic meta:page-count="3" meta:paragraph-count="7" meta:word-count="550" meta:character-count="3573" meta:row-count="25" meta:non-whitespace-character-count="3030"/>
  </office:meta>
</office:document-meta>
</file>